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0dc03" officeooo:paragraph-rsid="0010dc03" style:font-weight-asian="normal" style:font-weight-complex="normal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font-weight="normal" officeooo:rsid="0010dc03" officeooo:paragraph-rsid="0010dc03" style:font-weight-asian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normal" officeooo:rsid="0010dc03" officeooo:paragraph-rsid="0010dc03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officeooo:rsid="0010dc03" style:font-weight-asian="normal" style:font-weight-complex="normal"/>
    </style:style>
    <style:style style:name="P6" style:family="paragraph" style:parent-style-name="Standard">
      <style:text-properties fo:font-weight="normal" officeooo:rsid="00114ddb" officeooo:paragraph-rsid="00114ddb" style:font-weight-asian="normal" style:font-weight-complex="normal"/>
    </style:style>
    <style:style style:name="T1" style:family="text">
      <style:text-properties officeooo:rsid="00114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4.2.2. Clasifica todos los métodos de cifrado estudiados en el apartado 4.2, según las categorías que acabamos de <text:span text:style-name="T1">especificar.</text:span></text:p>
      <text:p text:style-name="P5"/>
      <text:p text:style-name="P6">Escítala <text:tab/><text:tab/>→ <text:tab/>Sistema de transposición simple</text:p>
      <text:p text:style-name="P6">Cifrado Polybios <text:tab/>→ <text:tab/>Sistema de sustitución literal</text:p>
      <text:p text:style-name="P6">Cifrado César <text:tab/><text:tab/>→<text:tab/>Sistema de sustitución literal</text:p>
      <text:p text:style-name="P6">Cifrado de Vigenère <text:tab/>→ <text:tab/>Sistema de sustitución literal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19-11-25T11:30:39.973522166</meta:creation-date>
    <dc:date>2019-11-25T11:47:24.695884260</dc:date>
    <dc:creator>I103-02 </dc:creator>
    <meta:editing-duration>PT5M28S</meta:editing-duration>
    <meta:editing-cycles>2</meta:editing-cycles>
    <meta:generator>LibreOffice/6.0.2.1.0$Linux_X86_64 LibreOffice_project/00m0$Build-1</meta:generator>
    <meta:document-statistic meta:table-count="0" meta:image-count="0" meta:object-count="0" meta:page-count="1" meta:paragraph-count="5" meta:word-count="47" meta:character-count="324" meta:non-whitespace-character-count="273"/>
  </office:meta>
</office:document-meta>
</file>